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141.52mm" svg:y="33.47mm">
            <draw:object draw:notify-on-update-of-ranges="Sheet1.A2:Sheet1.A9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otal address space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string" calcext:value-type="string">
            <text:p>video card bitmap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video card tex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deo card mo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m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keybo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und c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ft over</text:p>
          </table:table-cell>
          <table:table-cell table:formula="of:=ORG.LIBREOFFICE.RAWSUBTRACT([.B1]; [.B2]; [.B5]; [.B6]; [.B7]; [.B3]; [.B4]; [.B8])" office:value-type="float" office:value="186" calcext:value-type="float">
            <text:p>186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addresses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ideo card bitmap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ideo card text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ideo card mode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m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ound card</text:p>
          </table:table-cell>
          <table:table-cell table:number-columns-repeated="2"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-00-00</text:date>, <text:time style:data-style-name="N2" text:time-value="08:30:51.596755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08:13:28.644203015</meta:creation-date>
    <dc:date>2020-12-12T09:56:58.808639815</dc:date>
    <meta:editing-duration>PT1H35M56S</meta:editing-duration>
    <meta:editing-cycles>4</meta:editing-cycles>
    <meta:generator>LibreOffice/6.1.5.2$Linux_X86_64 LibreOffice_project/10$Build-2</meta:generator>
    <meta:document-statistic meta:table-count="1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legend chart:legend-position="end" svg:x="12.518cm" svg:y="2.46cm" style:legend-expansion="high" chart:style-name="ch2"/>
        <chart:plot-area chart:style-name="ch3" table:cell-range-address="Sheet1.A2:Sheet1.B9" chart:data-source-has-labels="column" svg:x="0.319cm" svg:y="0.18cm" svg:width="11.88cm" svg:height="8.645cm">
          <chartooo:coordinate-region svg:x="1.937cm" svg:y="0.181cm" svg:width="8.644cm" svg:height="8.644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video card bitmap</text:p>
                <draw:g>
                  <svg:desc>Sheet1.A2:Sheet1.A9</svg:desc>
                </draw:g>
              </table:table-cell>
              <table:table-cell office:value-type="float" office:value="25">
                <text:p>25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video card tex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deo card mod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m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m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keyboar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und car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ft over</text:p>
              </table:table-cell>
              <table:table-cell office:value-type="float" office:value="186">
                <text:p>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